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00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00cc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66ffff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99ff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24" style:family="table-cell" style:parent-style-name="Default">
      <style:table-cell-properties fo:background-color="#ccff00" fo:border="none"/>
    </style:style>
    <style:style style:name="ce25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27" style:family="table-cell" style:parent-style-name="Default">
      <style:table-cell-properties fo:background-color="#ffff99" fo:border="none"/>
    </style:style>
    <style:style style:name="ce28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29" style:family="table-cell" style:parent-style-name="Default">
      <style:table-cell-properties fo:background-color="#00ccff" fo:border="none"/>
    </style:style>
    <style:style style:name="ce30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1" style:family="table-cell" style:parent-style-name="Default">
      <style:table-cell-properties fo:background-color="#66ffff" fo:border="none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39" style:family="table-cell" style:parent-style-name="Default">
      <style:table-cell-properties fo:background-color="#99ff66" fo:border="none"/>
    </style:style>
    <style:style style:name="ce40" style:family="table-cell" style:parent-style-name="Default">
      <style:table-cell-properties fo:border-bottom="none" fo:background-color="#ff3333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42" style:family="table-cell" style:parent-style-name="Default">
      <style:table-cell-properties fo:background-color="#ff3333" fo:border="non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none" fo:background-color="#ccff00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ff3333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ackground-color="#00ccff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00ccff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00ccff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66ffff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99ff66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ff3333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ackground-color="#ff3333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46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Byte Address</text:p>
          </table:table-cell>
          <table:table-cell table:style-name="Default" office:value-type="string" calcext:value-type="string">
            <text:p>In Hex</text:p>
          </table:table-cell>
          <table:table-cell table:style-name="Default" office:value-type="string" calcext:value-type="string">
            <text:p>Definition</text:p>
          </table:table-cell>
          <table:table-cell office:value-type="string" calcext:value-type="string">
            <text:p>Additional Notes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3" table:formula="of:=DEC2HEX([.$A2];2)" office:value-type="string" office:string-value="00" calcext:value-type="string">
            <text:p>00</text:p>
          </table:table-cell>
          <table:table-cell table:style-name="ce45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$A3];2)" office:value-type="string" office:string-value="01" calcext:value-type="string">
            <text:p>0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$A4];2)" office:value-type="string" office:string-value="02" calcext:value-type="string">
            <text:p>0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$A5];2)" office:value-type="string" office:string-value="03" calcext:value-type="string">
            <text:p>0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$A6];2)" office:value-type="string" office:string-value="04" calcext:value-type="string">
            <text:p>0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$A7];2)" office:value-type="string" office:string-value="05" calcext:value-type="string">
            <text:p>0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$A8];2)" office:value-type="string" office:string-value="06" calcext:value-type="string">
            <text:p>0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$A9];2)" office:value-type="string" office:string-value="07" calcext:value-type="string">
            <text:p>0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$A10];2)" office:value-type="string" office:string-value="08" calcext:value-type="string">
            <text:p>0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$A11];2)" office:value-type="string" office:string-value="09" calcext:value-type="string">
            <text:p>0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$A12];2)" office:value-type="string" office:string-value="0A" calcext:value-type="string">
            <text:p>0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$A13];2)" office:value-type="string" office:string-value="0B" calcext:value-type="string">
            <text:p>0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$A14];2)" office:value-type="string" office:string-value="0C" calcext:value-type="string">
            <text:p>0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$A15];2)" office:value-type="string" office:string-value="0D" calcext:value-type="string">
            <text:p>0D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$A16];2)" office:value-type="string" office:string-value="0E" calcext:value-type="string">
            <text:p>0E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$A17];2)" office:value-type="string" office:string-value="0F" calcext:value-type="string">
            <text:p>0F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$A18];2)" office:value-type="string" office:string-value="10" calcext:value-type="string">
            <text:p>10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$A19];2)" office:value-type="string" office:string-value="11" calcext:value-type="string">
            <text:p>1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$A20];2)" office:value-type="string" office:string-value="12" calcext:value-type="string">
            <text:p>1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$A21];2)" office:value-type="string" office:string-value="13" calcext:value-type="string">
            <text:p>1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$A22];2)" office:value-type="string" office:string-value="14" calcext:value-type="string">
            <text:p>1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$A23];2)" office:value-type="string" office:string-value="15" calcext:value-type="string">
            <text:p>1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$A24];2)" office:value-type="string" office:string-value="16" calcext:value-type="string">
            <text:p>1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$A25];2)" office:value-type="string" office:string-value="17" calcext:value-type="string">
            <text:p>1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$A26];2)" office:value-type="string" office:string-value="18" calcext:value-type="string">
            <text:p>1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$A27];2)" office:value-type="string" office:string-value="19" calcext:value-type="string">
            <text:p>1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$A28];2)" office:value-type="string" office:string-value="1A" calcext:value-type="string">
            <text:p>1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$A29];2)" office:value-type="string" office:string-value="1B" calcext:value-type="string">
            <text:p>1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$A30];2)" office:value-type="string" office:string-value="1C" calcext:value-type="string">
            <text:p>1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" table:formula="of:=DEC2HEX([.$A31];2)" office:value-type="string" office:string-value="1D" calcext:value-type="string">
            <text:p>1D</text:p>
          </table:table-cell>
          <table:table-cell table:style-name="ce47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DEC2HEX([.$A32];2)" office:value-type="string" office:string-value="1E" calcext:value-type="string">
            <text:p>1E</text:p>
          </table:table-cell>
          <table:table-cell table:style-name="ce45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$A33];2)" office:value-type="string" office:string-value="1F" calcext:value-type="string">
            <text:p>1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$A34];2)" office:value-type="string" office:string-value="20" calcext:value-type="string">
            <text:p>2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$A35];2)" office:value-type="string" office:string-value="21" calcext:value-type="string">
            <text:p>2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$A36];2)" office:value-type="string" office:string-value="22" calcext:value-type="string">
            <text:p>2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$A37];2)" office:value-type="string" office:string-value="23" calcext:value-type="string">
            <text:p>2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$A38];2)" office:value-type="string" office:string-value="24" calcext:value-type="string">
            <text:p>2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$A39];2)" office:value-type="string" office:string-value="25" calcext:value-type="string">
            <text:p>2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$A40];2)" office:value-type="string" office:string-value="26" calcext:value-type="string">
            <text:p>2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$A41];2)" office:value-type="string" office:string-value="27" calcext:value-type="string">
            <text:p>2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$A42];2)" office:value-type="string" office:string-value="28" calcext:value-type="string">
            <text:p>2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$A43];2)" office:value-type="string" office:string-value="29" calcext:value-type="string">
            <text:p>2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$A44];2)" office:value-type="string" office:string-value="2A" calcext:value-type="string">
            <text:p>2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$A45];2)" office:value-type="string" office:string-value="2B" calcext:value-type="string">
            <text:p>2B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$A46];2)" office:value-type="string" office:string-value="2C" calcext:value-type="string">
            <text:p>2C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$A47];2)" office:value-type="string" office:string-value="2D" calcext:value-type="string">
            <text:p>2D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$A48];2)" office:value-type="string" office:string-value="2E" calcext:value-type="string">
            <text:p>2E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$A49];2)" office:value-type="string" office:string-value="2F" calcext:value-type="string">
            <text:p>2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$A50];2)" office:value-type="string" office:string-value="30" calcext:value-type="string">
            <text:p>3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$A51];2)" office:value-type="string" office:string-value="31" calcext:value-type="string">
            <text:p>3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$A52];2)" office:value-type="string" office:string-value="32" calcext:value-type="string">
            <text:p>3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$A53];2)" office:value-type="string" office:string-value="33" calcext:value-type="string">
            <text:p>3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$A54];2)" office:value-type="string" office:string-value="34" calcext:value-type="string">
            <text:p>3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$A55];2)" office:value-type="string" office:string-value="35" calcext:value-type="string">
            <text:p>3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$A56];2)" office:value-type="string" office:string-value="36" calcext:value-type="string">
            <text:p>3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$A57];2)" office:value-type="string" office:string-value="37" calcext:value-type="string">
            <text:p>3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$A58];2)" office:value-type="string" office:string-value="38" calcext:value-type="string">
            <text:p>3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$A59];2)" office:value-type="string" office:string-value="39" calcext:value-type="string">
            <text:p>3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$A60];2)" office:value-type="string" office:string-value="3A" calcext:value-type="string">
            <text:p>3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25" table:formula="of:=DEC2HEX([.$A61];2)" office:value-type="string" office:string-value="3B" calcext:value-type="string">
            <text:p>3B</text:p>
          </table:table-cell>
          <table:table-cell table:style-name="ce47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$A62];2)" office:value-type="string" office:string-value="3C" calcext:value-type="string">
            <text:p>3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$A63];2)" office:value-type="string" office:string-value="3D" calcext:value-type="string">
            <text:p>3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$A64];2)" office:value-type="string" office:string-value="3E" calcext:value-type="string">
            <text:p>3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$A65];2)" office:value-type="string" office:string-value="3F" calcext:value-type="string">
            <text:p>3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$A66];2)" office:value-type="string" office:string-value="40" calcext:value-type="string">
            <text:p>4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$A67];2)" office:value-type="string" office:string-value="41" calcext:value-type="string">
            <text:p>4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$A68];2)" office:value-type="string" office:string-value="42" calcext:value-type="string">
            <text:p>4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$A69];2)" office:value-type="string" office:string-value="43" calcext:value-type="string">
            <text:p>4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$A70];2)" office:value-type="string" office:string-value="44" calcext:value-type="string">
            <text:p>4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$A71];2)" office:value-type="string" office:string-value="45" calcext:value-type="string">
            <text:p>4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$A72];2)" office:value-type="string" office:string-value="46" calcext:value-type="string">
            <text:p>4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$A73];2)" office:value-type="string" office:string-value="47" calcext:value-type="string">
            <text:p>4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$A74];2)" office:value-type="string" office:string-value="48" calcext:value-type="string">
            <text:p>4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$A75];2)" office:value-type="string" office:string-value="49" calcext:value-type="string">
            <text:p>49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$A76];2)" office:value-type="string" office:string-value="4A" calcext:value-type="string">
            <text:p>4A</text:p>
          </table:table-cell>
          <table:table-cell office:value-type="string" calcext:value-type="string">
            <text:p>Class Name?</text:p>
          </table:table-cell>
          <table:table-cell table:number-columns-repeated="8"/>
          <table:table-cell table:style-name="ce6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$A77];2)" office:value-type="string" office:string-value="4B" calcext:value-type="string">
            <text:p>4B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$A78];2)" office:value-type="string" office:string-value="4C" calcext:value-type="string">
            <text:p>4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$A79];2)" office:value-type="string" office:string-value="4D" calcext:value-type="string">
            <text:p>4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$A80];2)" office:value-type="string" office:string-value="4E" calcext:value-type="string">
            <text:p>4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$A81];2)" office:value-type="string" office:string-value="4F" calcext:value-type="string">
            <text:p>4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$A82];2)" office:value-type="string" office:string-value="50" calcext:value-type="string">
            <text:p>5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$A83];2)" office:value-type="string" office:string-value="51" calcext:value-type="string">
            <text:p>5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$A84];2)" office:value-type="string" office:string-value="52" calcext:value-type="string">
            <text:p>5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$A85];2)" office:value-type="string" office:string-value="53" calcext:value-type="string">
            <text:p>5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$A86];2)" office:value-type="string" office:string-value="54" calcext:value-type="string">
            <text:p>5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$A87];2)" office:value-type="string" office:string-value="55" calcext:value-type="string">
            <text:p>5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$A88];2)" office:value-type="string" office:string-value="56" calcext:value-type="string">
            <text:p>5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$A89];2)" office:value-type="string" office:string-value="57" calcext:value-type="string">
            <text:p>5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$A90];2)" office:value-type="string" office:string-value="58" calcext:value-type="string">
            <text:p>5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formula="of:=DEC2HEX([.$A91];2)" office:value-type="string" office:string-value="59" calcext:value-type="string">
            <text:p>59</text:p>
          </table:table-cell>
          <table:table-cell table:style-name="ce47"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26" table:formula="of:=DEC2HEX([.$A92];2)" office:value-type="string" office:string-value="5A" calcext:value-type="string">
            <text:p>5A</text:p>
          </table:table-cell>
          <table:table-cell table:style-name="ce48" office:value-type="string" calcext:value-type="string">
            <text:p>Flag: UNK</text:p>
          </table:table-cell>
          <table:table-cell office:value-type="string" calcext:value-type="string">
            <text:p>01 or 03. Note: Only Borg unit is 01</text:p>
          </table:table-cell>
          <table:table-cell table:number-columns-repeated="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27" table:formula="of:=DEC2HEX([.$A93];2)" office:value-type="string" office:string-value="5B" calcext:value-type="string">
            <text:p>5B</text:p>
          </table:table-cell>
          <table:table-cell table:style-name="ce49" office:value-type="string" calcext:value-type="string">
            <text:p>Flag: Can buy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28" table:formula="of:=DEC2HEX([.$A94];2)" office:value-type="string" office:string-value="5C" calcext:value-type="string">
            <text:p>5C</text:p>
          </table:table-cell>
          <table:table-cell table:style-name="ce50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9" table:formula="of:=DEC2HEX([.$A95];2)" office:value-type="string" office:string-value="5D" calcext:value-type="string">
            <text:p>5D</text:p>
          </table:table-cell>
          <table:table-cell table:style-name="ce51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9" table:formula="of:=DEC2HEX([.$A96];2)" office:value-type="string" office:string-value="5E" calcext:value-type="string">
            <text:p>5E</text:p>
          </table:table-cell>
          <table:table-cell table:style-name="ce51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30" table:formula="of:=DEC2HEX([.$A97];2)" office:value-type="string" office:string-value="5F" calcext:value-type="string">
            <text:p>5F</text:p>
          </table:table-cell>
          <table:table-cell table:style-name="ce52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31" table:formula="of:=DEC2HEX([.$A98];2)" office:value-type="string" office:string-value="60" calcext:value-type="string">
            <text:p>60</text:p>
          </table:table-cell>
          <table:table-cell table:style-name="ce53" office:value-type="string" calcext:value-type="string">
            <text:p>Fuel</text:p>
          </table:table-cell>
          <table:table-cell office:value-type="string" calcext:value-type="string">
            <text:p>“e7” is used for units without fuel</text:p>
          </table:table-cell>
          <table:table-cell table:number-columns-repeated="8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31" table:formula="of:=DEC2HEX([.$A99];2)" office:value-type="string" office:string-value="61" calcext:value-type="string">
            <text:p>61</text:p>
          </table:table-cell>
          <table:table-cell table:style-name="ce54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31" table:formula="of:=DEC2HEX([.$A100];2)" office:value-type="string" office:string-value="62" calcext:value-type="string">
            <text:p>62</text:p>
          </table:table-cell>
          <table:table-cell table:style-name="ce54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31" table:formula="of:=DEC2HEX([.$A101];2)" office:value-type="string" office:string-value="63" calcext:value-type="string">
            <text:p>63</text:p>
          </table:table-cell>
          <table:table-cell table:style-name="ce55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8" table:formula="of:=DEC2HEX([.$A102];2)" office:value-type="string" office:string-value="64" calcext:value-type="string">
            <text:p>64</text:p>
          </table:table-cell>
          <table:table-cell table:style-name="ce50" office:value-type="string" calcext:value-type="string">
            <text:p>Movement Range</text:p>
          </table:table-cell>
          <table:table-cell office:value-type="string" calcext:value-type="string">
            <text:p>00 is for unmoveable units, E7 is for Airstrike units</text:p>
          </table:table-cell>
          <table:table-cell table:number-columns-repeated="8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9" table:formula="of:=DEC2HEX([.$A103];2)" office:value-type="string" office:string-value="65" calcext:value-type="string">
            <text:p>65</text:p>
          </table:table-cell>
          <table:table-cell table:style-name="ce51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9" table:formula="of:=DEC2HEX([.$A104];2)" office:value-type="string" office:string-value="66" calcext:value-type="string">
            <text:p>66</text:p>
          </table:table-cell>
          <table:table-cell table:style-name="ce51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30" table:formula="of:=DEC2HEX([.$A105];2)" office:value-type="string" office:string-value="67" calcext:value-type="string">
            <text:p>67</text:p>
          </table:table-cell>
          <table:table-cell table:style-name="ce52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31" table:formula="of:=DEC2HEX([.$A106];2)" office:value-type="string" office:string-value="68" calcext:value-type="string">
            <text:p>68</text:p>
          </table:table-cell>
          <table:table-cell table:style-name="ce53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31" table:formula="of:=DEC2HEX([.$A107];2)" office:value-type="string" office:string-value="69" calcext:value-type="string">
            <text:p>69</text:p>
          </table:table-cell>
          <table:table-cell table:style-name="ce55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32" table:formula="of:=DEC2HEX([.$A108];2)" office:value-type="string" office:string-value="6A" calcext:value-type="string">
            <text:p>6A</text:p>
          </table:table-cell>
          <table:table-cell table:style-name="ce56" office:value-type="string" calcext:value-type="string">
            <text:p>Indirect Fir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33" table:formula="of:=DEC2HEX([.$A109];2)" office:value-type="string" office:string-value="6B" calcext:value-type="string">
            <text:p>6B</text:p>
          </table:table-cell>
          <table:table-cell table:style-name="ce57" office:value-type="string" calcext:value-type="string">
            <text:p>Single Us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2" table:formula="of:=DEC2HEX([.$A110];2)" office:value-type="string" office:string-value="6C" calcext:value-type="string">
            <text:p>6C</text:p>
          </table:table-cell>
          <table:table-cell table:style-name="ce49" office:value-type="string" calcext:value-type="string">
            <text:p>Delete After Battl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34" table:formula="of:=DEC2HEX([.$A111];2)" office:value-type="string" office:string-value="6D" calcext:value-type="string">
            <text:p>6D</text:p>
          </table:table-cell>
          <table:table-cell table:style-name="ce58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9" table:formula="of:=DEC2HEX([.$A112];2)" office:value-type="string" office:string-value="6E" calcext:value-type="string">
            <text:p>6E</text:p>
          </table:table-cell>
          <table:table-cell table:style-name="ce50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29" table:formula="of:=DEC2HEX([.$A113];2)" office:value-type="string" office:string-value="6F" calcext:value-type="string">
            <text:p>6F</text:p>
          </table:table-cell>
          <table:table-cell table:style-name="ce52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5" table:formula="of:=DEC2HEX([.$A114];2)" office:value-type="string" office:string-value="70" calcext:value-type="string">
            <text:p>70</text:p>
          </table:table-cell>
          <table:table-cell table:style-name="ce54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6" table:formula="of:=DEC2HEX([.$A115];2)" office:value-type="string" office:string-value="71" calcext:value-type="string">
            <text:p>71</text:p>
          </table:table-cell>
          <table:table-cell table:style-name="ce54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9" table:formula="of:=DEC2HEX([.$A116];2)" office:value-type="string" office:string-value="72" calcext:value-type="string">
            <text:p>72</text:p>
          </table:table-cell>
          <table:table-cell table:style-name="ce50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29" table:formula="of:=DEC2HEX([.$A117];2)" office:value-type="string" office:string-value="73" calcext:value-type="string">
            <text:p>73</text:p>
          </table:table-cell>
          <table:table-cell table:style-name="ce52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35" table:formula="of:=DEC2HEX([.$A118];2)" office:value-type="string" office:string-value="74" calcext:value-type="string">
            <text:p>74</text:p>
          </table:table-cell>
          <table:table-cell table:style-name="ce54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36" table:formula="of:=DEC2HEX([.$A119];2)" office:value-type="string" office:string-value="75" calcext:value-type="string">
            <text:p>75</text:p>
          </table:table-cell>
          <table:table-cell table:style-name="ce54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29" table:formula="of:=DEC2HEX([.$A120];2)" office:value-type="string" office:string-value="76" calcext:value-type="string">
            <text:p>76</text:p>
          </table:table-cell>
          <table:table-cell table:style-name="ce50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29" table:formula="of:=DEC2HEX([.$A121];2)" office:value-type="string" office:string-value="77" calcext:value-type="string">
            <text:p>77</text:p>
          </table:table-cell>
          <table:table-cell table:style-name="ce52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5" table:formula="of:=DEC2HEX([.$A122];2)" office:value-type="string" office:string-value="78" calcext:value-type="string">
            <text:p>78</text:p>
          </table:table-cell>
          <table:table-cell table:style-name="ce54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36" table:formula="of:=DEC2HEX([.$A123];2)" office:value-type="string" office:string-value="79" calcext:value-type="string">
            <text:p>79</text:p>
          </table:table-cell>
          <table:table-cell table:style-name="ce54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29" table:formula="of:=DEC2HEX([.$A124];2)" office:value-type="string" office:string-value="7A" calcext:value-type="string">
            <text:p>7A</text:p>
          </table:table-cell>
          <table:table-cell table:style-name="ce50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29" table:formula="of:=DEC2HEX([.$A125];2)" office:value-type="string" office:string-value="7B" calcext:value-type="string">
            <text:p>7B</text:p>
          </table:table-cell>
          <table:table-cell table:style-name="ce52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37" table:formula="of:=DEC2HEX([.$A126];2)" office:value-type="string" office:string-value="7C" calcext:value-type="string">
            <text:p>7C</text:p>
          </table:table-cell>
          <table:table-cell table:style-name="ce59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38" table:formula="of:=DEC2HEX([.$A127];2)" office:value-type="string" office:string-value="7D" calcext:value-type="string">
            <text:p>7D</text:p>
          </table:table-cell>
          <table:table-cell table:style-name="ce60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39" table:formula="of:=DEC2HEX([.$A128];2)" office:value-type="string" office:string-value="7E" calcext:value-type="string">
            <text:p>7E</text:p>
          </table:table-cell>
          <table:table-cell table:style-name="ce58" office:value-type="string" calcext:value-type="string">
            <text:p>Equals “80”</text:p>
          </table:table-cell>
          <table:table-cell table:number-columns-repeated="9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39" table:formula="of:=DEC2HEX([.$A129];2)" office:value-type="string" office:string-value="7F" calcext:value-type="string">
            <text:p>7F</text:p>
          </table:table-cell>
          <table:table-cell table:style-name="ce58" office:value-type="string" calcext:value-type="string">
            <text:p>Equals “3F”</text:p>
          </table:table-cell>
          <table:table-cell table:number-columns-repeated="9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40" table:formula="of:=DEC2HEX([.$A130];2)" office:value-type="string" office:string-value="80" calcext:value-type="string">
            <text:p>80</text:p>
          </table:table-cell>
          <table:table-cell table:style-name="ce61" office:value-type="string" calcext:value-type="string">
            <text:p>Flag: Movement Type</text:p>
          </table:table-cell>
          <table:table-cell office:value-type="string" calcext:value-type="string">
            <text:p>To be researched</text:p>
          </table:table-cell>
          <table:table-cell table:number-columns-repeated="8"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41" table:formula="of:=DEC2HEX([.$A131];2)" office:value-type="string" office:string-value="81" calcext:value-type="string">
            <text:p>81</text:p>
          </table:table-cell>
          <table:table-cell table:style-name="ce62" office:value-type="string" calcext:value-type="string">
            <text:p>Flag: Movement Type</text:p>
          </table:table-cell>
          <table:table-cell office:value-type="string" calcext:value-type="string">
            <text:p>To be researched</text:p>
          </table:table-cell>
          <table:table-cell table:number-columns-repeated="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31" table:formula="of:=DEC2HEX([.$A132];2)" office:value-type="string" office:string-value="82" calcext:value-type="string">
            <text:p>82</text:p>
          </table:table-cell>
          <table:table-cell table:style-name="ce54" office:value-type="string" calcext:value-type="string">
            <text:p>Unit Armor class</text:p>
          </table:table-cell>
          <table:table-cell office:value-type="string" calcext:value-type="string">
            <text:p>00 = Air, 01 = Veh, 02 = Inf</text:p>
          </table:table-cell>
          <table:table-cell table:number-columns-repeated="8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36" table:formula="of:=DEC2HEX([.$A133];2)" office:value-type="string" office:string-value="83" calcext:value-type="string">
            <text:p>83</text:p>
          </table:table-cell>
          <table:table-cell table:style-name="ce55" office:value-type="string" calcext:value-type="string">
            <text:p>Unit Armor class</text:p>
          </table:table-cell>
          <table:table-cell table:number-columns-repeated="9"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42" table:formula="of:=DEC2HEX([.$A134];2)" office:value-type="string" office:string-value="84" calcext:value-type="string">
            <text:p>84</text:p>
          </table:table-cell>
          <table:table-cell table:style-name="ce63" office:value-type="string" calcext:value-type="string">
            <text:p>Flag: UNK</text:p>
          </table:table-cell>
          <table:table-cell table:number-columns-repeated="9"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42" table:formula="of:=DEC2HEX([.$A135];2)" office:value-type="string" office:string-value="85" calcext:value-type="string">
            <text:p>85</text:p>
          </table:table-cell>
          <table:table-cell table:style-name="ce63" office:value-type="string" calcext:value-type="string">
            <text:p>Flag: UNK</text:p>
          </table:table-cell>
          <table:table-cell table:number-columns-repeated="9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2" table:formula="of:=DEC2HEX([.$A136];2)" office:value-type="string" office:string-value="86" calcext:value-type="string">
            <text:p>86</text:p>
          </table:table-cell>
          <table:table-cell table:style-name="ce49" office:value-type="string" calcext:value-type="string">
            <text:p>Faction Flag</text:p>
          </table:table-cell>
          <table:table-cell office:value-type="string" calcext:value-type="string">
            <text:p>00 = New England, 01 = Confederacy, 02 = Great Plains, 03 = Texas, 04 = California, 05 = Pacific, 06 = EU, 07 = Russia, FE = All US factions</text:p>
          </table:table-cell>
          <table:table-cell table:number-columns-repeated="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43" table:formula="of:=DEC2HEX([.$A137];2)" office:value-type="string" office:string-value="87" calcext:value-type="string">
            <text:p>87</text:p>
          </table:table-cell>
          <table:table-cell table:style-name="ce64"/>
          <table:table-cell table:number-columns-repeated="9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44" table:formula="of:=DEC2HEX([.$A138];2)" office:value-type="string" office:string-value="88" calcext:value-type="string">
            <text:p>88</text:p>
          </table:table-cell>
          <table:table-cell table:style-name="ce65"/>
          <table:table-cell table:number-columns-repeated="9"/>
        </table:table-row>
        <table:table-row table:style-name="ro1">
          <table:table-cell table:style-name="ce22" office:value-type="float" office:value="137" calcext:value-type="float">
            <text:p>137</text:p>
          </table:table-cell>
          <table:table-cell table:style-name="ce34" table:formula="of:=DEC2HEX([.$A139];2)" office:value-type="string" office:string-value="89" calcext:value-type="string">
            <text:p>89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New England</text:p>
          </table:table-cell>
          <table:table-cell table:number-columns-repeated="8"/>
        </table:table-row>
        <table:table-row table:style-name="ro1">
          <table:table-cell table:style-name="ce22" office:value-type="float" office:value="138" calcext:value-type="float">
            <text:p>138</text:p>
          </table:table-cell>
          <table:table-cell table:style-name="ce34" table:formula="of:=DEC2HEX([.$A140];2)" office:value-type="string" office:string-value="8A" calcext:value-type="string">
            <text:p>8A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Confederacy</text:p>
          </table:table-cell>
          <table:table-cell table:number-columns-repeated="8"/>
        </table:table-row>
        <table:table-row table:style-name="ro1">
          <table:table-cell table:style-name="ce22" office:value-type="float" office:value="139" calcext:value-type="float">
            <text:p>139</text:p>
          </table:table-cell>
          <table:table-cell table:style-name="ce34" table:formula="of:=DEC2HEX([.$A141];2)" office:value-type="string" office:string-value="8B" calcext:value-type="string">
            <text:p>8B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Great Plains</text:p>
          </table:table-cell>
          <table:table-cell table:number-columns-repeated="8"/>
        </table:table-row>
        <table:table-row table:style-name="ro1">
          <table:table-cell table:style-name="ce22" office:value-type="float" office:value="140" calcext:value-type="float">
            <text:p>140</text:p>
          </table:table-cell>
          <table:table-cell table:style-name="ce34" table:formula="of:=DEC2HEX([.$A142];2)" office:value-type="string" office:string-value="8C" calcext:value-type="string">
            <text:p>8C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Texas</text:p>
          </table:table-cell>
          <table:table-cell table:number-columns-repeated="8"/>
        </table:table-row>
        <table:table-row table:style-name="ro1">
          <table:table-cell table:style-name="ce22" office:value-type="float" office:value="141" calcext:value-type="float">
            <text:p>141</text:p>
          </table:table-cell>
          <table:table-cell table:style-name="ce34" table:formula="of:=DEC2HEX([.$A143];2)" office:value-type="string" office:string-value="8D" calcext:value-type="string">
            <text:p>8D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California</text:p>
          </table:table-cell>
          <table:table-cell table:number-columns-repeated="8"/>
        </table:table-row>
        <table:table-row table:style-name="ro1">
          <table:table-cell table:style-name="ce22" office:value-type="float" office:value="142" calcext:value-type="float">
            <text:p>142</text:p>
          </table:table-cell>
          <table:table-cell table:style-name="ce34" table:formula="of:=DEC2HEX([.$A144];2)" office:value-type="string" office:string-value="8E" calcext:value-type="string">
            <text:p>8E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Pacifica</text:p>
          </table:table-cell>
          <table:table-cell table:number-columns-repeated="8"/>
        </table:table-row>
        <table:table-row table:style-name="ro1">
          <table:table-cell table:style-name="ce22" office:value-type="float" office:value="143" calcext:value-type="float">
            <text:p>143</text:p>
          </table:table-cell>
          <table:table-cell table:style-name="ce34" table:formula="of:=DEC2HEX([.$A145];2)" office:value-type="string" office:string-value="8F" calcext:value-type="string">
            <text:p>8F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EU</text:p>
          </table:table-cell>
          <table:table-cell table:number-columns-repeated="8"/>
        </table:table-row>
        <table:table-row table:style-name="ro1">
          <table:table-cell table:style-name="ce22" office:value-type="float" office:value="144" calcext:value-type="float">
            <text:p>144</text:p>
          </table:table-cell>
          <table:table-cell table:style-name="ce34" table:formula="of:=DEC2HEX([.$A146];2)" office:value-type="string" office:string-value="90" calcext:value-type="string">
            <text:p>90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Russi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1:32:34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03:27:51.882000000</meta:creation-date>
    <dc:date>2016-06-20T21:33:07.608000000</dc:date>
    <meta:editing-duration>PT22M18S</meta:editing-duration>
    <meta:editing-cycles>5</meta:editing-cycles>
    <meta:generator>LibreOffice/5.1.3.2$Windows_x86 LibreOffice_project/644e4637d1d8544fd9f56425bd6cec110e49301b</meta:generator>
    <meta:document-statistic meta:table-count="1" meta:cell-count="456" meta:object-count="0"/>
  </office:meta>
</office:document-meta>
</file>